
<file path=META-INF/manifest.xml><?xml version="1.0" encoding="utf-8"?>
<manifest:manifes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automatic-styles/>
  <office:body>
    <office:text>
      <text:p>नमस्कार पळोवया प्रुडंट खबरो</text:p>
      <text:p>काँग्रेस म्हण्टा आमदार घट्ट पणजे बाबुश पर्रीकारा आड रावता जाल्यार काँग्रेस ताका घेवंक तयार सिनीयर राणेक पुता आड प्रचाराची सक्ती ना चेल्लाकुमार उलयलो.</text:p>
      <text:p>युती सरकारांत सगळे सातिस्वेत काँग्रेसीचे आमदार बीजेपीत येवपाचे चर्चेचेर पर्रीकार म्हण्टा नो कमेंट्स मात सरकार डिस्टर्ब करचो ना पणजे 30%लीड काडपाचो विस्वास</text:p>
      <text:p>सुप्रिम कोर्टाचें घटनात्मक खंडपीठान सुनावणेक घेतल्यो ट्रिपल तलाकाचेर याचिका मुस्लिम बायलांनीच दिलां आव्हान खासा सुटयेंत सुनावण्यो घेवन विशय लायतले तडीक.</text:p>
      <text:p>मायन्स खात्यान तीनकडेन धाडी घालून धल्ले बेकायदेशीर रेंव चिरे आनी खडी ट्रान्स्पोर्ट करपी 25 टिप्पर पर्वरे धरले 13 फोड्यां 8 दिवचले 4.</text:p>
      <text:p>डब्ल्यूआरडींतपारदर्शक भ्रष्टाचार मुक्त कारभार जाय म्हूण 3 वर्सा मायज एकेकडेन पोस्टिंग आशिल्ल्या डब्ल्युआरडीच्या 85 एइ जेइ बाकीच्या स्टाफाच्यो सरप्रायज ट्रांस्फरी.</text:p>
      <text:p>आनी</text:p>
      <text:p>तरुण भारताक हारोवन गोवादूत आंतर मिडीया विजय गाड स्मृती क्रिकेट वस्ताद.</text:p>
      <text:p>काँग्रेसीचे सोळाय आमदार एकठांय आसात. लोकानी काँग्रेसीक दिल्लो कौल बीजेपीन हायजॅक केलो म्हूण काँग्रेसीचो गोंय प्रभारी चेल्लाकुमार उलयला. बाबुश पणजे पर्रीकारा आड रावंक तयार आसत जाल्यार ताका परत पक्षांत घेवंक हरकत ना. वाळपय बाय इलेक्शनांत सिनियर राणेक प्रचाराची अट घालचे ना हेंय चेल्लाकुमाकान स्पष्ट केले. काँग्रेसीचे 11 आमदार बीजेपीचे वाटेर आसात म्हूण प्रुडंटाच्या रिपोर्टा उपरांत राजकी खवदळ पडला. ताचेर चेल्लाकुमार उलयलो.</text:p>
      <text:p>सरकारांत युती पक्षांबरोबर आपूण सातिस्वेत. सरकाराचे स्थिरतेंत गोंदळ घालपाचें कारणुच ना म्हूण पर्रीकार उलयला. काँग्रेसचे कितलेशेच आमदार बीजेपीत येवंक सोदता म्हूण राजकी चर्चा चल्ल्या ताचेर पर्रीकारान भुमिका स्पश्ट केली. पयलीसावन आपली पसंद पणजेच. फाटले फावट 8 टक्क्यांची लीड हे फावट 30 टक्क्यांर व्हरतां म्हूण तो उलयला. परत दिल्ली वतलो काय विचारल्यार म्हण्टा 5 वर्सां तरी गोंयांतूच.</text:p>
      <text:p>सुप्रिम कोर्ट मुस्लिमांचे ट्रिपल तलाकाचेर याचिका सुनावणेक घेतल्यो. ट्रिपल तलाकाची पद्धत बायलांच्या घटनात्मक मुलभूत हक्कां आड म्हूण प्रथे आड सात आव्हान याचिका आयल्यात. तातूंत 5 मुस्लिम बायलांचेकोर्टान एका दमान सुनावण्यो घेवन विशय तडीक लावपाचें थारायलां. सरन्यायाधीश जे एस खेहराचे मुखेलपणान हिंदू मुस्लिम ख्रिश्चन सिख पारसी अशे पांच धर्मांच्या जुईजांचें खंडपीठ ही केस आयकता.</text:p>
      <text:p>घेवया एक ब्रेक</text:p>
      <text:p>रेंव चिरे आन खडी बेकायदेशीर हाडव्हर करपी ट्रकांचेर मायन्स खात्यान एकार एख धाडी सुरु केल्यात. पर्वरे फोण्यां आनी दिवचले मेळून ब्रेस्तारा 25 टिप्पर धरले. दोन दिसां फाटीं फोण्यां आनी पर्वरे मेळून 18 टिप्पर धरिल्ले. मायन्स खात्यान गाडयो जप्त करून पुलिसांकडेन दिल्यात.</text:p>
      <text:p>डब्ल्यूआरडींतपारदर्शक आनी भ्रष्टाचार मुक्त कारभार जाय म्हूण 3 वर्सां मायज एकेकडेन पोस्टिंग आशिल्ल्या डब्ल्युआरडीच्या 85 एइ जेइ आनी बाकीच्या स्टाफाच्यो ट्रांस्फरी केल्यात. डब्ल्युआरडी मंत्री पालयेंकारान स्पष्ट केलां. बुधवारा डब्ल्युआरडीन ऑर्डर काडिल्ली. मंत्री म्हण्टा मुद्दम कोणाक सांगीनासताना ऑर्डर काडल्या ना जाल्यार ट्रांस्फरी आडावंक प्रॅशर येता.</text:p>
      <text:p>टूरिझम खात्याची ब्रॅन्ड न्यू डबल डॅकर – हिप ऑन हिप ऑफ – गोवा बस सध्या झाडां बेणपाक वापरतात पणजे बसीच्या पयल्या फ्लोरार चडून कामगार झाडां बेण्टा तीं पळोवन येता वता ते लोक अजाप कोटी मोडून ह्यो लक्झरी बसी टूरिस्टांक अट्रॅक्ट करपाक म्हूण हाडल्यो मात सध्या त्यो फायरब्रिगेडीचो अर्धो रोल करतात सोशल मिडीयाचेर ही खबर व्हायरल जाल्ली. गोवा टूरिझमाकडेन असल्यो 2 बसी आसात ह्यो बसी हाडपाची तकली नेमकी कोणाची तें मात नेमकें कळिल्लें ना.</text:p>
      <text:p>घेवया एक ब्रेक</text:p>
      <text:p>म्हापश्या बाझारकारांचे आनी बाजारांत बसपी फेरीवाल्यांचीं कास्किसांवां चल्ल्यांत. बाझारकार म्हण्टा तांच्या दुकानाभायर बसतल्यांक काडचे. फेरीवाले म्हण्टा तांका वेगळो हॉकर्स झोन दिवचो. नगराध्यक्ष म्हण्टा दोगांनी समजून सहकार्य करीत जाल्यार गजाली जाग्यार पडपाक शकतात.</text:p>
      <text:p>गोंयच्या बीच क्लिनींग कॉन्ट्रक्टरांक अणभव आसतना टुरीझम खांते भायल्या कांयच खबर नाशिल्ल्या कॉन्ट्रक्टरांक बीच क्लिनींग काँत्राद दिता म्हूण गोंयचे कॉन्ट्रक्टर बेजार. जे काम गोंयचे कॉन्ट्रक्टर कमी पैशांत करपाक तयार आसात तांचे कोट्यांचे कॉंत्राद भायल्या कॉन्ट्रॅक्टरांक दिवपाची गरजूच कितें कांय म्हूण तांचो प्रस्न. मॅकनायज्ड पध्दत म्हूण सांगून खंय कॉन्ट्रॅक्टर पारंपारीक पध्दतीनूच कोंयर उखलतात.</text:p>
      <text:p>घेवया एक ब्रेक</text:p>
      <text:p>सरकारी ऑफिसांनी सरकारी लेट कमर्स सरकारी जावयांचें मंत्री करतात तीं सरप्रायज इन्स्पॅक्शनां कर्मचारी संघटनेक मानवल्लीं ना. स्टाफाक शिस्त शिकोवपाची एचओडी आनी मुखेल्यांचीं कामां मंत्री करतात म्हूण संघटनेक खंय दुख्ख भोगता. लेट लतिफांक शिस्त लागतली जाल्यार हाफ डे कॅज्युअल लीव्ह रद्द करपाची पद्धत खर चालीक लावची. खात्यांनी बायोमॅट्रिक अटॅन्डन्स मशिनां बरोवन सचिवालयांतल्या सर्व्हरावेल्यान मॉनिटर करचीं म्हूण सघटनेन मुख्यमंत्र्याक चीट बरयल्या.</text:p>
      <text:p>झेब्रा क्रॉसिंगाचें महत्व गाडी चलयतल्यांकूंच खबर ना. वास्कोची परिस्थिती सापूच वायट जाल्या. झेब्रा क्रॉसिंग लोकांक क्रॉस करपाखातीर आसता ताजेर गाड्यो पार्क करुन लोक सुसेगाद कामाधंद्याक आनी मार्केटांनी खरेदीक चल्ले बसींकूय झेब्रा क्रॉसिंगाचेर रावन पॅसेंजर घेवपाची कसली उमेद कळना पळ्यात वास्कोचे ट्रॅफीकाची दशा</text:p>
      <text:p>घेवया एक ब्रेक</text:p>
      <text:p>आंतर मिडीया विजय गाड स्मृती क्रिकेट सर्तींची फायनल गोवादूत जिकले. ब्रेस्तारा सकाळीं काम्पालार जाल्ले फायनलींत गोवादूतान पोरुंचे चॅम्पीयन तरुण भारताक आठ रनांनी माल्ले. ही सर्त स्पोटर्स जर्नलिस्ट एसोसिएशनान ऑफ गोवान घेतिल्ली.</text:p>
      <text:p>गोंवा टूरिझम खात्यांचो फूड अँड कल्चरल फॅस्टीवल बुधवारच्यान पणजे सुरु जालो. असले इव्हॅन्टपणजेच न्ही गोंयच्या बाकीच्या मतदारसंघानीय करपाचो पर्यटन मंत्री बाबू आझगावंकाराचो प्लान. असले इवेन्टस् टूरिझमाच्या कॅलेन्डरांत नमूद करपाचें ताणे थारायलां. मुख्यमंत्री पर्रीकारान रातीं फॅस्टीवलाचें उक्तावण केले मिडीयाकडे मात तो एक शब्द उलयलो ना.</text:p>
      <text:p>हें बुलॅटिन हांगांच सोंपता ह्यो खबरो तुमकां प्रुडंट मिडिया डॉट इन व्हॅबसायटीरय लायव्ह पळोवंक मेळटात नमस्कार</text:p>
    </office:text>
  </office:body>
</office:document-content>
</file>

<file path=styles.xml><?xml version="1.0" encoding="utf-8"?>
<office:document-styles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config="urn:oasis:names:tc:opendocument:xmlns:config:1.0" xmlns:ooo="http://openoffice.org/2004/office" xmlns:dc="http://purl.org/dc/elements/1.1/" xmlns:style="urn:oasis:names:tc:opendocument:xmlns:style:1.0" xmlns:fo="urn:oasis:names:tc:opendocument:xmlns:xsl-fo-compatible:1.0" xmlns:xml="http://www.w3.org/XML/1998/namespace"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xmlns:xlink="http://www.w3.org/1999/xlink" office:version="1.2">
  <office:meta>
    <meta:generator>ODFPY/1.4.1</meta:generator>
  </office:meta>
</office:document-meta>
</file>